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3425in"/>
    </style:style>
    <style:style style:name="co6" style:family="table-column">
      <style:table-column-properties fo:break-before="auto" style:column-width="1.4791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fo:border="0.0008in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9.37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620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531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55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Vecto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4" office:value-type="string">
            <text:p>Association</text:p>
          </table:table-cell>
          <table:table-cell table:style-name="ce4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ath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hape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Isomer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olor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vector-flow.js</text:p>
          </table:table-cell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ape" table:style-name="ta1" table:print="false">
        <table:table-column table:style-name="co2" table:default-cell-style-name="ce1"/>
        <table:table-column table:style-name="co2" table:default-cell-style-name="ce5"/>
        <table:table-column table:style-name="co4" table:default-cell-style-name="ce5"/>
        <table:table-row table:style-name="ro1">
          <table:table-cell/>
          <table:table-cell table:style-name="ce4" office:value-type="string">
            <text:p>Association</text:p>
          </table:table-cell>
          <table:table-cell table:style-name="ce4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Vec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Path</text:p>
          </table:table-cell>
          <table:table-cell office:value-type="float" office:value="0">
            <text:p>0</text:p>
          </table:table-cell>
          <table:table-cell office:value-type="float" office:value="55">
            <office:annotation draw:style-name="gr1" draw:text-style-name="P1" svg:width="1.1413in" svg:height="25.8941in" svg:x="3.2949in" svg:y="0.0122in" draw:caption-point-x="-0.1945in" draw:caption-point-y="0.3508in">
              <dc:creator>LS</dc:creator>
              <dc:date>2018-02-18T00:00:00</dc:date>
              <text:p text:style-name="P1">shape-flow.js:333:8-11: Path</text:p>
              <text:p text:style-name="P1">shape-flow.js:334:21-24: Path</text:p>
              <text:p text:style-name="P1">shape-flow.js:425:18-21: Path</text:p>
              <text:p text:style-name="P1">shape-flow.js:428:12-18: Path</text:p>
              <text:p text:style-name="P1">shape-flow.js:428:22-25: Path</text:p>
              <text:p text:style-name="P1">shape-flow.js:428:22-49: Path</text:p>
              <text:p text:style-name="P1">shape-flow.js:432:16-19: Path</text:p>
              <text:p text:style-name="P1">shape-flow.js:432:16-29: Path</text:p>
              <text:p text:style-name="P1">shape-flow.js:433:16-22: Path</text:p>
              <text:p text:style-name="P1">shape-flow.js:436:21-24: Path</text:p>
              <text:p text:style-name="P1">shape-flow.js:437:18,442:8: Path</text:p>
              <text:p text:style-name="P1">shape-flow.js:437:22-25: [class: Path]</text:p>
              <text:p text:style-name="P1">shape-flow.js:438:9-15: Path</text:p>
              <text:p text:style-name="P1">shape-flow.js:439:9-12: Path</text:p>
              <text:p text:style-name="P1">shape-flow.js:440:9-12: Path</text:p>
              <text:p text:style-name="P1">shape-flow.js:440:31-34: Path</text:p>
              <text:p text:style-name="P1">shape-flow.js:441:9-15: Path</text:p>
              <text:p text:style-name="P1">shape-flow.js:441:34-40: Path</text:p>
              <text:p text:style-name="P1">shape-flow.js:465:9-13: Path</text:p>
              <text:p text:style-name="P1">shape-flow.js:465:17,470:6: Path</text:p>
              <text:p text:style-name="P1">shape-flow.js:465:21-24: [class: Path]</text:p>
              <text:p text:style-name="P1">shape-flow.js:473:16-20: Path</text:p>
              <text:p text:style-name="P1">shape-flow.js:474:16-20: Path</text:p>
              <text:p text:style-name="P1">shape-flow.js:474:16-30: Path</text:p>
              <text:p text:style-name="P1">shape-flow.js:474:16-50: Path</text:p>
              <text:p text:style-name="P1">shape-flow.js:477:9-13: Path</text:p>
              <text:p text:style-name="P1">shape-flow.js:477:17,482:6: Path</text:p>
              <text:p text:style-name="P1">shape-flow.js:477:21-24: [class: Path]</text:p>
              <text:p text:style-name="P1">shape-flow.js:483:16-20: Path</text:p>
              <text:p text:style-name="P1">shape-flow.js:484:16-20: Path</text:p>
              <text:p text:style-name="P1">shape-flow.js:484:16-30: Path</text:p>
              <text:p text:style-name="P1">shape-flow.js:484:16-50: Path</text:p>
              <text:p text:style-name="P1">hape-flow.js:487:9-13: Path</text:p>
              <text:p text:style-name="P1">shape-flow.js:487:17,492:6: Path</text:p>
              <text:p text:style-name="P1">shape-flow.js:487:21-24: [class: Path]</text:p>
              <text:p text:style-name="P1">shape-flow.js:494:16-20: Path</text:p>
              <text:p text:style-name="P1">shape-flow.js:494:16-30: Path</text:p>
              <text:p text:style-name="P1">shape-flow.js:495:16-20: Path</text:p>
              <text:p text:style-name="P1">shape-flow.js:495:16-40: Path</text:p>
              <text:p text:style-name="P1">shape-flow.js:509:9-13: Path</text:p>
              <text:p text:style-name="P1">shape-flow.js:509:17,513:6: Path</text:p>
              <text:p text:style-name="P1">shape-flow.js:509:21-24: [class: Path]</text:p>
              <text:p text:style-name="P1">shape-flow.js:515:18-22: Path</text:p>
              <text:p text:style-name="P1">shape-flow.js:516:18-22: Path</text:p>
              <text:p text:style-name="P1">shape-flow.js:516:18-73: Path</text:p>
              <text:p text:style-name="P1">shape-flow.js:519:9-13: Path</text:p>
              <text:p text:style-name="P1">shape-flow.js:519:17,523:6: Path</text:p>
              <text:p text:style-name="P1">shape-flow.js:519:21-24: [class: Path]</text:p>
              <text:p text:style-name="P1">shape-flow.js:524:18-22: Path</text:p>
              <text:p text:style-name="P1">shape-flow.js:525:18-22: Path</text:p>
              <text:p text:style-name="P1">shape-flow.js:525:18-73: Path</text:p>
              <text:p text:style-name="P1">shape-flow.js:534:9-14: Path</text:p>
              <text:p text:style-name="P1">shape-flow.js:534:18-21: [class: Path]</text:p>
              <text:p text:style-name="P1">shape-flow.js:534:18-54: Path</text:p>
              <text:p text:style-name="P1">shape-flow.js:535:34-39: Path</text:p>
              <text:p text:style-name="P1"/>
            </office:annotation>
            <text:p>55</text:p>
          </table:table-cell>
        </table:table-row>
        <table:table-row table:style-name="ro2">
          <table:table-cell table:style-name="ce6" office:value-type="string">
            <text:p>Point</text:p>
          </table:table-cell>
          <table:table-cell office:value-type="float" office:value="0">
            <text:p>0</text:p>
          </table:table-cell>
          <table:table-cell office:value-type="float" office:value="96">
            <office:annotation draw:style-name="gr2" draw:text-style-name="P1" svg:width="1.1413in" svg:height="39.4488in" svg:x="3.3406in" svg:y="0in" draw:caption-point-x="-0.2402in" draw:caption-point-y="0.5461in">
              <dc:creator>LS</dc:creator>
              <dc:date>2018-02-18T00:00:00</dc:date>
              <text:p text:style-name="P1">shape-flow.js:456:16-21: Point</text:p>
              <text:p text:style-name="P1">shape-flow.js:465:26,470:5: [Point, Point, Point, Point]</text:p>
              <text:p text:style-name="P1">shape-flow.js:466:7-12: Point</text:p>
              <text:p text:style-name="P1">shape-flow.js:467:7-50: Point</text:p>
              <text:p text:style-name="P1">shape-flow.js:467:11-15: [class: Point]</text:p>
              <text:p text:style-name="P1">shape-flow.js:467:17-22: Point</text:p>
              <text:p text:style-name="P1">shape-flow.js:467:32-37: Point</text:p>
              <text:p text:style-name="P1">shape-flow.js:467:42-47: Point</text:p>
              <text:p text:style-name="P1">shape-flow.js:468:7-55: Point</text:p>
              <text:p text:style-name="P1">shape-flow.js:468:11-15: [class: Point]</text:p>
              <text:p text:style-name="P1">shape-flow.js:468:17-22: Point</text:p>
              <text:p text:style-name="P1">shape-flow.js:468:32-37: Point</text:p>
              <text:p text:style-name="P1">shape-flow.js:468:42-47: Point</text:p>
              <text:p text:style-name="P1">shape-flow.js:469:7-50: Point</text:p>
              <text:p text:style-name="P1">shape-flow.js:469:11-15: [class: Point]</text:p>
              <text:p text:style-name="P1">shape-flow.js:469:17-22: Point</text:p>
              <text:p text:style-name="P1">shape-flow.js:469:27-32: Point</text:p>
              <text:p text:style-name="P1">shape-flow.js:469:37-42: Point</text:p>
              <text:p text:style-name="P1">shape-flow.js:477:26,482:5: [Point, Point, Point, Point]</text:p>
              <text:p text:style-name="P1">shape-flow.js:478:7-12: Point</text:p>
              <text:p text:style-name="P1">shape-flow.js:479:7-50: Point</text:p>
              <text:p text:style-name="P1">shape-flow.js:479:11-15: [class: Point]</text:p>
              <text:p text:style-name="P1">shape-flow.js:479:17-22: Point</text:p>
              <text:p text:style-name="P1">shape-flow.js:479:27-32: Point</text:p>
              <text:p text:style-name="P1">shape-flow.js:479:37-42: Point</text:p>
              <text:p text:style-name="P1">shape-flow.js:480:7-55: Point</text:p>
              <text:p text:style-name="P1">shape-flow.js:480:11-15: [class: Point]</text:p>
              <text:p text:style-name="P1">shape-flow.js:480:17-22: Point</text:p>
              <text:p text:style-name="P1">shape-flow.js:480:27-32: Point</text:p>
              <text:p text:style-name="P1">shape-flow.js:480:42-47: Point</text:p>
              <text:p text:style-name="P1">shape-flow.js:481:7-50: Point</text:p>
              <text:p text:style-name="P1">shape-flow.js:481:11-15: [class: Point]</text:p>
              <text:p text:style-name="P1">shape-flow.js:481:17-22: Point</text:p>
              <text:p text:style-name="P1">shape-flow.js:481:27-32: Point</text:p>
              <text:p text:style-name="P1">shape-flow.js:481:42-47: Point</text:p>
              <text:p text:style-name="P1">shape-flow.js:487:26,492:5: [Point, Point, Point, Point]</text:p>
              <text:p text:style-name="P1">shape-flow.js:488:7-12: Point</text:p>
              <text:p text:style-name="P1">shape-flow.js:489:7-50: Point</text:p>
              <text:p text:style-name="P1">shape-flow.js:489:11-15: [class: Point]</text:p>
              <text:p text:style-name="P1">shape-flow.js:489:17-22: Point</text:p>
              <text:p text:style-name="P1">shape-flow.js:489:32-37: Point</text:p>
              <text:p text:style-name="P1">shape-flow.js:489:42-47: Point</text:p>
              <text:p text:style-name="P1">shape-flow.js:490:7-55: Point</text:p>
              <text:p text:style-name="P1">shape-flow.js:490:11-15: [class: Point]</text:p>
              <text:p text:style-name="P1">shape-flow.js:490:17-22: Point</text:p>
              <text:p text:style-name="P1">shape-flow.js:490:32-37: Point</text:p>
              <text:p text:style-name="P1">shape-flow.js:490:47-52: Point</text:p>
              <text:p text:style-name="P1">shape-flow.js:491:7-50: Point</text:p>
              <text:p text:style-name="P1">shape-flow.js:491:11-15: [class: Point]</text:p>
              <text:p text:style-name="P1">shape-flow.js:491:17-22: Point</text:p>
              <text:p text:style-name="P1">shape-flow.js:491:27-32: Point</text:p>
              <text:p text:style-name="P1">shape-flow.js:491:42-47: Point</text:p>
              <text:p text:style-name="P1">shape-flow.js:501:18-23: Point</text:p>
              <text:p text:style-name="P1">shape-flow.js:509:26,513:5: [Point, Point, Point]</text:p>
              <text:p text:style-name="P1">shape-flow.js:510:7-12: Point</text:p>
              <text:p text:style-name="P1">shape-flow.js:511:7-50: Point</text:p>
              <text:p text:style-name="P1">shape-flow.js:511:11-15: [class: Point]</text:p>
              <text:p text:style-name="P1">shape-flow.js:511:17-22: Point</text:p>
              <text:p text:style-name="P1">shape-flow.js:511:32-37: Point</text:p>
              <text:p text:style-name="P1">shape-flow.js:511:42-47: Point</text:p>
              <text:p text:style-name="P1">shape-flow.js:512:7-68: Point</text:p>
              <text:p text:style-name="P1">shape-flow.js:512:11-15: [class: Point]</text:p>
              <text:p text:style-name="P1">shape-flow.js:512:17-22: Point</text:p>
              <text:p text:style-name="P1">shape-flow.js:512:36-41: Point</text:p>
              <text:p text:style-name="P1">shape-flow.js:512:55-60: Point</text:p>
              <text:p text:style-name="P1">shape-flow.js:516:32-37: Point</text:p>
              <text:p text:style-name="P1">shape-flow.js:516:32-63: Point</text:p>
              <text:p text:style-name="P1">shape-flow.js:519:26,523:5: [Point, Point, Point]</text:p>
              <text:p text:style-name="P1">shape-flow.js:520:7-12: Point</text:p>
              <text:p text:style-name="P1">shape-flow.js:521:7-68: Point</text:p>
              <text:p text:style-name="P1">shape-flow.js:521:11-15: [class: Point]</text:p>
              <text:p text:style-name="P1">shape-flow.js:521:17-22: Point</text:p>
              <text:p text:style-name="P1">shape-flow.js:521:36-41: Point</text:p>
              <text:p text:style-name="P1">shape-flow.js:521:55-60: Point</text:p>
              <text:p text:style-name="P1">shape-flow.js:522:7-50: Point</text:p>
              <text:p text:style-name="P1">shape-flow.js:522:11-15: [class: Point]</text:p>
              <text:p text:style-name="P1">shape-flow.js:522:17-22: Point</text:p>
              <text:p text:style-name="P1">shape-flow.js:522:27-32: Point</text:p>
              <text:p text:style-name="P1">shape-flow.js:522:42-47: Point</text:p>
              <text:p text:style-name="P1">shape-flow.js:525:32-37: Point</text:p>
              <text:p text:style-name="P1">shape-flow.js:525:32-63: Point</text:p>
              <text:p text:style-name="P1">shape-flow.js:531:19-24: Point</text:p>
              <text:p text:style-name="P1">shape-flow.js:534:30-35: Point</text:p>
            </office:annotation>
            <text:p>96</text:p>
          </table:table-cell>
        </table:table-row>
        <table:table-row table:style-name="ro1">
          <table:table-cell table:style-name="ce2" office:value-type="string">
            <text:p>Is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style-name="Default" office:value-type="float" office:value="309">
            <text:p>309</text:p>
          </table:table-cell>
          <table:table-cell table:style-name="Default"/>
        </table:table-row>
        <table:table-row table:style-name="ro1">
          <table:table-cell office:value-type="string">
            <text:p>Src Final Line:</text:p>
          </table:table-cell>
          <table:table-cell table:style-name="Default" office:value-type="float" office:value="544">
            <text:p>544</text:p>
          </table:table-cell>
          <table:table-cell table:style-name="Default"/>
        </table:table-row>
        <table:table-row table:style-name="ro1">
          <table:table-cell table:style-name="ce3" office:value-type="string">
            <text:p>File:</text:p>
          </table:table-cell>
          <table:table-cell table:style-name="Default" office:value-type="string">
            <text:p>shape-flow.js</text:p>
          </table:table-cell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7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</table:table>
      <table:table table:name="Point" table:style-name="ta1" table:print="false">
        <table:table-column table:style-name="co2" table:default-cell-style-name="ce2"/>
        <table:table-column table:style-name="co2" table:number-columns-repeated="2" table:default-cell-style-name="ce5"/>
        <table:table-row table:style-name="ro1">
          <table:table-cell table:style-name="ce1"/>
          <table:table-cell table:style-name="ce4" office:value-type="string">
            <text:p>Association</text:p>
          </table:table-cell>
          <table:table-cell table:style-name="ce4" office:value-type="string">
            <text:p>“uses” dependency</text:p>
          </table:table-cell>
        </table:table-row>
        <table:table-row table:style-name="ro2">
          <table:table-cell office:value-type="string">
            <text:p>Vec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t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s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an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1" office:value-type="string">
            <text:p>Src Initial Line: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1">
          <table:table-cell table:style-name="ce1" office:value-type="string">
            <text:p>Src Final Line:</text:p>
          </table:table-cell>
          <table:table-cell table:style-name="Default" office:value-type="float" office:value="119">
            <text:p>119</text:p>
          </table:table-cell>
          <table:table-cell table:style-name="Default"/>
        </table:table-row>
        <table:table-row table:style-name="ro1">
          <table:table-cell table:style-name="ce3" office:value-type="string">
            <text:p>File:</text:p>
          </table:table-cell>
          <table:table-cell table:style-name="Default" office:value-type="string">
            <text:p>point-flow.js</text:p>
          </table:table-cell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7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</table:table>
      <table:table table:name="Path" table:style-name="ta1" table:print="false">
        <table:table-column table:style-name="co2" table:default-cell-style-name="ce2"/>
        <table:table-column table:style-name="co2" table:default-cell-style-name="ce5"/>
        <table:table-column table:style-name="co5" table:default-cell-style-name="ce5"/>
        <table:table-row table:style-name="ro1">
          <table:table-cell table:style-name="ce1"/>
          <table:table-cell table:style-name="ce4" office:value-type="string">
            <text:p>Association</text:p>
          </table:table-cell>
          <table:table-cell table:style-name="ce4" office:value-type="string">
            <text:p>“uses” dependency</text:p>
          </table:table-cell>
        </table:table-row>
        <table:table-row table:style-name="ro2">
          <table:table-cell office:value-type="string">
            <text:p>Vec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6" office:value-type="string">
            <text:p>Point</text:p>
          </table:table-cell>
          <table:table-cell office:value-type="float" office:value="8">
            <office:annotation draw:style-name="gr3" draw:text-style-name="P1" svg:width="1.1413in" svg:height="1.3232in" svg:x="2.0142in" svg:y="0in" draw:caption-point-x="-0.2402in" draw:caption-point-y="0.5465in">
              <dc:creator>LS</dc:creator>
              <dc:date>2018-02-18T00:00:00</dc:date>
              <text:p text:style-name="P1">path-flow.js:133:7-26: void | [Point, Point, Point, Point] | [, , ] | Array&lt;&gt; | [, Point, Point, Point] | Point</text:p>
            </office:annotation>
            <text:p>8</text:p>
          </table:table-cell>
          <table:table-cell office:value-type="float" office:value="39">
            <office:annotation draw:style-name="gr4" draw:text-style-name="P1" svg:width="1.1413in" svg:height="10.1874in" svg:x="3.3516in" svg:y="0in" draw:caption-point-x="-0.2402in" draw:caption-point-y="0.5461in">
              <dc:creator>LS</dc:creator>
              <dc:date>2018-02-18T00:00:00</dc:date>
              <text:p text:style-name="P1">path-flow.js:131:15-20: void | [Point, Point, Point, Point] | [, , ] | Array&lt;&gt; | [, Point, Point, Point] | Point</text:p>
              <text:p text:style-name="P1">path-flow.js:132:40-45: void | [Point, Point, Point, Point] | [, , ] | Array&lt;&gt; | [, Point, Point, Point] | Point</text:p>
              <text:p text:style-name="P1">path-flow.js:133:21-26: void | [Point, Point, Point, Point] | [, , ] | Array&lt;&gt; | [, Point, Point, Point] | Point</text:p>
              <text:p text:style-name="P1">path-flow.js:143:8-12: Point</text:p>
              <text:p text:style-name="P1">path-flow.js:144:22-26: Point</text:p>
              <text:p text:style-name="P1">path-flow.js:250:25,255:5: [, Point, Point, Point]</text:p>
              <text:p text:style-name="P1">path-flow.js:252:7-53: Point</text:p>
              <text:p text:style-name="P1">path-flow.js:252:11-15: [class: Point]</text:p>
              <text:p text:style-name="P1">path-flow.js:253:7-62: Point</text:p>
              <text:p text:style-name="P1">path-flow.js:253:11-15: [class: Point]</text:p>
              <text:p text:style-name="P1">path-flow.js:254:7-54: Point</text:p>
              <text:p text:style-name="P1">path-flow.js:254:11-15: [class: Point]</text:p>
              <text:p text:style-name="P1">path-flow.js:269:17,272:10: Point</text:p>
              <text:p text:style-name="P1">path-flow.js:269:21-25: [class: Point]</text:p>
              <text:p text:style-name="P1">path-flow.js:291:17,294:10: Point</text:p>
              <text:p text:style-name="P1">path-flow.js:291:21-25: [class: Point]</text:p>
              <text:p text:style-name="P1"/>
            </office:annotation>
            <text:p>39</text:p>
          </table:table-cell>
        </table:table-row>
        <table:table-row table:style-name="ro1">
          <table:table-cell office:value-type="string">
            <text:p>Is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an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1" office:value-type="string">
            <text:p>Src Initial Line:</text:p>
          </table:table-cell>
          <table:table-cell table:style-name="Default" office:value-type="float" office:value="121">
            <text:p>121</text:p>
          </table:table-cell>
          <table:table-cell table:style-name="Default"/>
        </table:table-row>
        <table:table-row table:style-name="ro2">
          <table:table-cell table:style-name="ce1" office:value-type="string">
            <text:p>Src Final Line:</text:p>
          </table:table-cell>
          <table:table-cell table:style-name="Default" office:value-type="float" office:value="305">
            <text:p>305</text:p>
          </table:table-cell>
          <table:table-cell table:style-name="Default"/>
        </table:table-row>
        <table:table-row table:style-name="ro1">
          <table:table-cell table:style-name="ce3" office:value-type="string">
            <text:p>File:</text:p>
          </table:table-cell>
          <table:table-cell table:style-name="Default" office:value-type="string">
            <text:p>path-flow.js</text:p>
          </table:table-cell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7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</table:table>
      <table:table table:name="Isomer" table:style-name="ta1" table:print="false">
        <table:table-column table:style-name="co2" table:default-cell-style-name="ce6"/>
        <table:table-column table:style-name="co2" table:number-columns-repeated="2" table:default-cell-style-name="ce5"/>
        <table:table-row table:style-name="ro1">
          <table:table-cell table:style-name="ce1"/>
          <table:table-cell table:style-name="ce4" office:value-type="string">
            <text:p>Association</text:p>
          </table:table-cell>
          <table:table-cell table:style-name="ce4" office:value-type="string">
            <text:p>“uses” dependency</text:p>
          </table:table-cell>
        </table:table-row>
        <table:table-row table:style-name="ro2">
          <table:table-cell office:value-type="string">
            <text:p>Vector</text:p>
          </table:table-cell>
          <table:table-cell office:value-type="float" office:value="2">
            <office:annotation draw:style-name="gr5" draw:text-style-name="P1" svg:width="1.1413in" svg:height="1.0122in" svg:x="0.6122in" svg:y="0.7697in" draw:caption-point-x="1.1618in" draw:caption-point-y="-0.5827in">
              <dc:creator>LS</dc:creator>
              <dc:date>2018-02-18T00:00:00</dc:date>
              <text:p text:style-name="P1">isomer-flow.js:815:5-44: Vector</text:p>
              <text:p text:style-name="P1">isomer-flow.js:816:5-52: Vector</text:p>
            </office:annotation>
            <text:p>2</text:p>
          </table:table-cell>
          <table:table-cell office:value-type="float" office:value="22">
            <office:annotation draw:style-name="gr6" draw:text-style-name="P1" svg:width="1.1413in" svg:height="11.4315in" svg:x="2.9031in" svg:y="0in" draw:caption-point-x="-0.2402in" draw:caption-point-y="0.187in">
              <dc:creator>LS</dc:creator>
              <dc:date>2018-02-18T00:00:00</dc:date>
              <text:p text:style-name="P1">isomer-flow.js:801:51-70: Vector</text:p>
              <text:p text:style-name="P1">isomer-flow.js:801:55-60: [class: Vector]</text:p>
              <text:p text:style-name="P1">isomer-flow.js:815:26-44: Vector</text:p>
              <text:p text:style-name="P1">isomer-flow.js:815:30-35: [class: Vector]</text:p>
              <text:p text:style-name="P1">isomer-flow.js:816:23-40: Vector</text:p>
              <text:p text:style-name="P1">isomer-flow.js:816:23-52: Vector</text:p>
              <text:p text:style-name="P1">isomer-flow.js:868:9-10: Vector</text:p>
              <text:p text:style-name="P1">isomer-flow.js:868:14-19: [class: Vector]</text:p>
              <text:p text:style-name="P1">isomer-flow.js:868:14-65: Vector</text:p>
              <text:p text:style-name="P1">isomer-flow.js:869:9-10: Vector</text:p>
              <text:p text:style-name="P1">isomer-flow.js:869:14-19: [class: Vector]</text:p>
              <text:p text:style-name="P1">isomer-flow.js:869:14-65: Vector</text:p>
              <text:p text:style-name="P1">isomer-flow.js:871:9-14: Vector</text:p>
              <text:p text:style-name="P1">isomer-flow.js:871:18-23: [class: Vector]</text:p>
              <text:p text:style-name="P1">isomer-flow.js:871:18-44: Vector</text:p>
              <text:p text:style-name="P1">isomer-flow.js:871:18-56: Vector</text:p>
              <text:p text:style-name="P1">isomer-flow.js:871:38-39: Vector</text:p>
              <text:p text:style-name="P1">isomer-flow.js:871:42-43: Vector</text:p>
              <text:p text:style-name="P1">isomer-flow.js:877:22-27: [class: Vector]</text:p>
              <text:p text:style-name="P1">isomer-flow.js:877:40-45: Vector</text:p>
              <text:p text:style-name="P1">isomer-flow.js:908:1-22: [class: Vector]</text:p>
              <text:p text:style-name="P1">isomer-flow.js:908:17-22: [class: Vector]</text:p>
            </office:annotation>
            <text:p>22</text:p>
          </table:table-cell>
        </table:table-row>
        <table:table-row table:style-name="ro1">
          <table:table-cell office:value-type="string">
            <text:p>Shape</text:p>
          </table:table-cell>
          <table:table-cell office:value-type="float" office:value="0">
            <text:p>0</text:p>
          </table:table-cell>
          <table:table-cell office:value-type="float" office:value="9">
            <office:annotation draw:style-name="gr4" draw:text-style-name="P1" svg:width="1.1413in" svg:height="5.0555in" svg:x="2.9031in" svg:y="0in" draw:caption-point-x="-0.2402in" draw:caption-point-y="0.363in">
              <dc:creator>LS</dc:creator>
              <dc:date>2018-02-18T00:00:00</dc:date>
              <text:p text:style-name="P1">isomer-flow.js:842:7-10: Path | Shape</text:p>
              <text:p text:style-name="P1">isomer-flow.js:843:40-43: Path | Shape</text:p>
              <text:p text:style-name="P1">isomer-flow.js:844:27-30: Path | Shape</text:p>
              <text:p text:style-name="P1">isomer-flow.js:845:18-21: Path | Shape</text:p>
              <text:p text:style-name="P1">isomer-flow.js:847:16-19: Path | Shape</text:p>
              <text:p text:style-name="P1">isomer-flow.js:849:16-19: Shape</text:p>
              <text:p text:style-name="P1">isomer-flow.js:849:32-36: [class: Shape]</text:p>
              <text:p text:style-name="P1">isomer-flow.js:851:19-22: Shape</text:p>
              <text:p text:style-name="P1">isomer-flow.js:907:1-20: [class: Shape]</text:p>
              <text:p text:style-name="P1">isomer-flow.js:907:16-20: [class: Shape]</text:p>
            </office:annotation>
            <text:p>9</text:p>
          </table:table-cell>
        </table:table-row>
        <table:table-row table:style-name="ro2">
          <table:table-cell office:value-type="string">
            <text:p>Point</text:p>
          </table:table-cell>
          <table:table-cell office:value-type="float" office:value="0">
            <text:p>0</text:p>
          </table:table-cell>
          <table:table-cell office:value-type="float" office:value="16">
            <office:annotation draw:style-name="gr7" draw:text-style-name="P1" svg:width="1.1413in" svg:height="7.6992in" svg:x="2.9031in" svg:y="0in" draw:caption-point-x="-0.2402in" draw:caption-point-y="0.5461in">
              <dc:creator>LS</dc:creator>
              <dc:date>2018-02-18T00:00:00</dc:date>
              <text:p text:style-name="P1">isomer-flow.js:825:9-12: Point</text:p>
              <text:p text:style-name="P1">isomer-flow.js:825:16,826:61: Point</text:p>
              <text:p text:style-name="P1">isomer-flow.js:825:20-24: [class: Point]</text:p>
              <text:p text:style-name="P1">isomer-flow.js:828:9-12: Point</text:p>
              <text:p text:style-name="P1">isomer-flow.js:828:16,829:61: Point</text:p>
              <text:p text:style-name="P1">isomer-flow.js:828:20-24: [class: Point]</text:p>
              <text:p text:style-name="P1">isomer-flow.js:831:28-31: Point</text:p>
              <text:p text:style-name="P1">isomer-flow.js:831:37-40: Point</text:p>
              <text:p text:style-name="P1">isomer-flow.js:832:28-31: Point</text:p>
              <text:p text:style-name="P1">isomer-flow.js:832:37-40: Point</text:p>
              <text:p text:style-name="P1">isomer-flow.js:833:12-26: Point</text:p>
              <text:p text:style-name="P1">isomer-flow.js:833:16-20: [class: Point]</text:p>
              <text:p text:style-name="P1">isomer-flow.js:880:38-57: (point: ) =&gt; Point</text:p>
              <text:p text:style-name="P1">isomer-flow.js:880:38-68: (_: ) =&gt; Point</text:p>
              <text:p text:style-name="P1">isomer-flow.js:906:1-20: [class: Point]</text:p>
              <text:p text:style-name="P1">isomer-flow.js:906:16-20: [class: Point]</text:p>
            </office:annotation>
            <text:p>16</text:p>
          </table:table-cell>
        </table:table-row>
        <table:table-row table:style-name="ro1">
          <table:table-cell office:value-type="string">
            <text:p>Path</text:p>
          </table:table-cell>
          <table:table-cell office:value-type="float" office:value="0">
            <text:p>0</text:p>
          </table:table-cell>
          <table:table-cell office:value-type="float" office:value="14">
            <office:annotation draw:style-name="gr8" draw:text-style-name="P1" svg:width="1.1413in" svg:height="6.6106in" svg:x="2.9031in" svg:y="0.1272in" draw:caption-point-x="-0.2402in" draw:caption-point-y="0.5949in">
              <dc:creator>LS</dc:creator>
              <dc:date>2018-02-18T00:00:00</dc:date>
              <text:p text:style-name="P1">isomer-flow.js:842:7-10: Path | Shape</text:p>
              <text:p text:style-name="P1">isomer-flow.js:844:27-30: Path | Shape</text:p>
              <text:p text:style-name="P1">isomer-flow.js:845:18-21: Path | Shape</text:p>
              <text:p text:style-name="P1">isomer-flow.js:847:16-19: Path | Shape</text:p>
              <text:p text:style-name="P1">isomer-flow.js:847:32-35: [class: Path]</text:p>
              <text:p text:style-name="P1">isomer-flow.js:848:21-24: Path</text:p>
              <text:p text:style-name="P1">isomer-flow.js:863:12-15: Path</text:p>
              <text:p text:style-name="P1">isomer-flow.js:868:35-38: Path</text:p>
              <text:p text:style-name="P1">isomer-flow.js:868:51-54: Path</text:p>
              <text:p text:style-name="P1">isomer-flow.js:869:35-38: Path</text:p>
              <text:p text:style-name="P1">isomer-flow.js:869:51-54: Path</text:p>
              <text:p text:style-name="P1">isomer-flow.js:880:22-25: Path</text:p>
              <text:p text:style-name="P1">isomer-flow.js:905:1-18: [class: Path]</text:p>
              <text:p text:style-name="P1">isomer-flow.js:905:15-18: [class: Path]</text:p>
            </office:annotation>
            <text:p>14</text:p>
          </table:table-cell>
        </table:table-row>
        <table:table-row table:style-name="ro2">
          <table:table-cell office:value-type="string">
            <text:p>Color</text:p>
          </table:table-cell>
          <table:table-cell office:value-type="float" office:value="0">
            <text:p>0</text:p>
          </table:table-cell>
          <table:table-cell office:value-type="float" office:value="18">
            <office:annotation draw:style-name="gr9" draw:text-style-name="P1" svg:width="1.1413in" svg:height="8.6323in" svg:x="2.9031in" svg:y="0.3102in" draw:caption-point-x="-0.2402in" draw:caption-point-y="0.5949in">
              <dc:creator>LS</dc:creator>
              <dc:date>2018-02-18T00:00:00</dc:date>
              <text:p text:style-name="P1">isomer-flow.js:808:45-68: Color</text:p>
              <text:p text:style-name="P1">isomer-flow.js:808:49-53: [class: Color]</text:p>
              <text:p text:style-name="P1">isomer-flow.js:842:13-21: void | Color</text:p>
              <text:p text:style-name="P1">isomer-flow.js:845:27-35: void | Color</text:p>
              <text:p text:style-name="P1">isomer-flow.js:848:27-35: void | Color</text:p>
              <text:p text:style-name="P1">isomer-flow.js:854:33-41: void | Color</text:p>
              <text:p text:style-name="P1">isomer-flow.js:863:18-26: void | Color</text:p>
              <text:p text:style-name="P1">isomer-flow.js:865:5-53: Color</text:p>
              <text:p text:style-name="P1">isomer-flow.js:865:17-25: void | Color</text:p>
              <text:p text:style-name="P1">isomer-flow.js:865:17-53: Color</text:p>
              <text:p text:style-name="P1">isomer-flow.js:865:30-53: Color</text:p>
              <text:p text:style-name="P1">isomer-flow.js:865:34-38: [class: Color]</text:p>
              <text:p text:style-name="P1">isomer-flow.js:878:9-13: Color</text:p>
              <text:p text:style-name="P1">isomer-flow.js:878:17-25: Color</text:p>
              <text:p text:style-name="P1">isomer-flow.js:878:17-85: Color</text:p>
              <text:p text:style-name="P1">isomer-flow.js:880:72-76: Color</text:p>
              <text:p text:style-name="P1">isomer-flow.js:904:1-20: [class: Color]</text:p>
              <text:p text:style-name="P1">isomer-flow.js:904:16-20: [class: Color]</text:p>
              <text:p text:style-name="P1"/>
            </office:annotation>
            <text:p>18</text:p>
          </table:table-cell>
        </table:table-row>
        <table:table-row table:style-name="ro2">
          <table:table-cell office:value-type="string">
            <text:p>Canvas</text:p>
          </table:table-cell>
          <table:table-cell office:value-type="float" office:value="1">
            <office:annotation draw:style-name="gr1" draw:text-style-name="P1" svg:width="1.1413in" svg:height="0.5457in" svg:x="2.0142in" svg:y="0.4862in" draw:caption-point-x="-0.2402in" draw:caption-point-y="0.5949in">
              <dc:creator>LS</dc:creator>
              <dc:date>2018-02-18T00:00:00</dc:date>
              <text:p text:style-name="P1">isomer-flow.js:785:5-38: Canvas</text:p>
            </office:annotation>
            <text:p>1</text:p>
          </table:table-cell>
          <table:table-cell office:value-type="float" office:value="4">
            <office:annotation draw:style-name="gr3" draw:text-style-name="P1" svg:width="1.1413in" svg:height="2.2563in" svg:x="2.9031in" svg:y="0.4866in" draw:caption-point-x="-0.2402in" draw:caption-point-y="0.5949in">
              <dc:creator>LS</dc:creator>
              <dc:date>2018-02-18T00:00:00</dc:date>
              <text:p text:style-name="P1">isomer-flow.js:785:19-38: Canvas</text:p>
              <text:p text:style-name="P1">isomer-flow.js:785:23-28: [class: Canvas]</text:p>
              <text:p text:style-name="P1">isomer-flow.js:903:1-22: [class: Canvas]</text:p>
              <text:p text:style-name="P1">isomer-flow.js:903:17-22: [class: Canvas]</text:p>
            </office:annotation>
            <text:p>4</text:p>
          </table:table-cell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1" office:value-type="string">
            <text:p>Src Initial Line:</text:p>
          </table:table-cell>
          <table:table-cell table:style-name="Default" office:value-type="float" office:value="765">
            <text:p>765</text:p>
          </table:table-cell>
          <table:table-cell table:style-name="Default"/>
        </table:table-row>
        <table:table-row table:style-name="ro1">
          <table:table-cell table:style-name="ce1" office:value-type="string">
            <text:p>Src Final Line:</text:p>
          </table:table-cell>
          <table:table-cell table:style-name="Default" office:value-type="float" office:value="912">
            <text:p>912</text:p>
          </table:table-cell>
          <table:table-cell table:style-name="Default"/>
        </table:table-row>
        <table:table-row table:style-name="ro1">
          <table:table-cell table:style-name="ce3" office:value-type="string">
            <text:p>File:</text:p>
          </table:table-cell>
          <table:table-cell table:style-name="Default" office:value-type="string">
            <text:p>isomer-flow.js</text:p>
          </table:table-cell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7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</table:table>
      <table:table table:name="Color" table:style-name="ta1" table:print="false">
        <table:table-column table:style-name="co2" table:default-cell-style-name="ce2"/>
        <table:table-column table:style-name="co2" table:number-columns-repeated="2" table:default-cell-style-name="ce5"/>
        <table:table-row table:style-name="ro1">
          <table:table-cell table:style-name="ce1"/>
          <table:table-cell table:style-name="ce4" office:value-type="string">
            <text:p>Association</text:p>
          </table:table-cell>
          <table:table-cell table:style-name="ce4" office:value-type="string">
            <text:p>“uses” dependency</text:p>
          </table:table-cell>
        </table:table-row>
        <table:table-row table:style-name="ro2">
          <table:table-cell office:value-type="string">
            <text:p>Vec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oi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s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t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an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1" office:value-type="string">
            <text:p>Src Initial Line: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1">
          <table:table-cell table:style-name="ce1" office:value-type="string">
            <text:p>Src Final Line:</text:p>
          </table:table-cell>
          <table:table-cell table:style-name="Default" office:value-type="float" office:value="128">
            <text:p>128</text:p>
          </table:table-cell>
          <table:table-cell table:style-name="Default"/>
        </table:table-row>
        <table:table-row table:style-name="ro1">
          <table:table-cell table:style-name="ce3" office:value-type="string">
            <text:p>File:</text:p>
          </table:table-cell>
          <table:table-cell table:style-name="Default" office:value-type="string">
            <text:p>color-flow.js</text:p>
          </table:table-cell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7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</table:table>
      <table:table table:name="Canvas" table:style-name="ta1" table:print="false">
        <table:table-column table:style-name="co2" table:default-cell-style-name="ce2"/>
        <table:table-column table:style-name="co2" table:number-columns-repeated="2" table:default-cell-style-name="ce5"/>
        <table:table-row table:style-name="ro1">
          <table:table-cell table:style-name="ce1"/>
          <table:table-cell table:style-name="ce4" office:value-type="string">
            <text:p>Association</text:p>
          </table:table-cell>
          <table:table-cell table:style-name="ce4" office:value-type="string">
            <text:p>“uses” dependency</text:p>
          </table:table-cell>
        </table:table-row>
        <table:table-row table:style-name="ro2">
          <table:table-cell office:value-type="string">
            <text:p>Vec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oi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s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t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1" office:value-type="string">
            <text:p>Src Initial Line: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1">
          <table:table-cell table:style-name="ce1" office:value-type="string">
            <text:p>Src Final Line:</text:p>
          </table:table-cell>
          <table:table-cell table:style-name="Default" office:value-type="float" office:value="37">
            <text:p>37</text:p>
          </table:table-cell>
          <table:table-cell table:style-name="Default"/>
        </table:table-row>
        <table:table-row table:style-name="ro1">
          <table:table-cell table:style-name="ce3" office:value-type="string">
            <text:p>File:</text:p>
          </table:table-cell>
          <table:table-cell table:style-name="Default" office:value-type="string">
            <text:p>canvas-flow.js</text:p>
          </table:table-cell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7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</table:table>
      <table:table table:name="TOTAL" table:style-name="ta1" table:print="false">
        <table:table-column table:style-name="co6" table:default-cell-style-name="ce8"/>
        <table:table-column table:style-name="co2" table:default-cell-style-name="Default"/>
        <table:table-row table:style-name="ro2">
          <table:table-cell office:value-type="string">
            <text:p>Associations:</text:p>
          </table:table-cell>
          <table:table-cell table:formula="of:=SUM([$Vector.B2:$Vector.B7])+SUM([$Shape.B2:$Shape.B7])+SUM([$Point.B2:$Point.B7])+SUM([$Path.B2:$Path.B7])+SUM([$Isomer.B2:$Isomer.B7])+SUM([$Color.B2:$Color.B7])+SUM([$Canvas.B2:$Canvas.B7])" office:value-type="float" office:value="11">
            <text:p>11</text:p>
          </table:table-cell>
        </table:table-row>
        <table:table-row table:style-name="ro2">
          <table:table-cell office:value-type="string">
            <text:p>“uses” dependencies:</text:p>
          </table:table-cell>
          <table:table-cell table:formula="of:=SUM([$Vector.C2:$Vector.C7])+SUM([$Shape.C2:$Shape.C7])+SUM([$Point.C2:$Point.C7])+SUM([$Path.C2:$Path.C7])+SUM([$Isomer.C2:$Isomer.C7])+SUM([$Color.C2:$Color.C7])+SUM([$Canvas.C2:$Canvas.C7])" office:value-type="float" office:value="273">
            <text:p>273</text:p>
          </table:table-cell>
        </table:table-row>
        <table:table-row table:style-name="ro2">
          <table:table-cell office:value-type="string">
            <text:p>Total:</text:p>
          </table:table-cell>
          <table:table-cell table:formula="of:=SUM([.B1:.B2])" office:value-type="float" office:value="284">
            <text:p>2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20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02-18T20:36:57</dc:date>
    <dc:creator>Leonardo Silva</dc:creator>
    <meta:editing-duration>PT8H23M14S</meta:editing-duration>
    <meta:editing-cycles>25</meta:editing-cycles>
    <meta:generator>OpenOffice/4.1.3$Unix OpenOffice.org_project/413m1$Build-9783</meta:generator>
    <meta:document-statistic meta:table-count="8" meta:cell-count="194" meta:object-count="0"/>
  </office:meta>
</office:document-meta>
</file>